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Getreide</text:p>
          </table:table-cell>
          <table:table-cell table:number-columns-repeated="3"/>
          <table:table-cell office:value-type="string" calcext:value-type="string">
            <text:p>24-11-20</text:p>
          </table:table-cell>
        </table:table-row>
        <table:table-row table:style-name="ro1">
          <table:table-cell office:value-type="string" calcext:value-type="string">
            <text:p>Dinlkel</text:p>
          </table:table-cell>
          <table:table-cell office:value-type="string" calcext:value-type="string">
            <text:p>Körner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gen</text:p>
          </table:table-cell>
          <table:table-cell office:value-type="string" calcext:value-type="string">
            <text:p>Waldstaud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Körner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izen</text:p>
          </table:table-cell>
          <table:table-cell office:value-type="string" calcext:value-type="string">
            <text:p>Körner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ippo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Tippo 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artweizen</text:p>
          </table:table-cell>
          <table:table-cell office:value-type="string" calcext:value-type="string">
            <text:p>Semol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ätzle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nstiges</text:p>
          </table:table-cell>
          <table:table-cell office:value-type="string" calcext:value-type="string">
            <text:p>Sesam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/>
          <table:table-cell office:value-type="string" calcext:value-type="string">
            <text:p>schwarz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string" calcext:value-type="string">
            <text:p>SBK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Kürbis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ackmalz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/>
          <table:table-cell office:value-type="string" calcext:value-type="string">
            <text:p>Grünker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rü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eizengrieß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Kartoffelflocken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ackpulver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efe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anille Zucker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7:38:18.868617692</meta:creation-date>
    <dc:date>2024-11-20T20:24:50.037739221</dc:date>
    <meta:editing-duration>PT2H24M37S</meta:editing-duration>
    <meta:editing-cycles>2</meta:editing-cycles>
    <meta:generator>LibreOffice/24.8.1.2$Linux_X86_64 LibreOffice_project/480$Build-2</meta:generator>
    <meta:document-statistic meta:table-count="1" meta:cell-count="95" meta:object-count="0"/>
  </office:meta>
</office:document-meta>
</file>